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IntrospectionResultsTests.clearClassLoaderForSystem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.setFo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chedIntrospectionResultsTests.shouldUseExtendedBeanInfoWhenApplic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.get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chedIntrospectionResultsTests.acceptAndClear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